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93CB"/>
    </style:style>
    <style:style style:name="ce3" style:family="table-cell" style:parent-style-name="Default" style:data-style-name="N36"/>
    <style:style style:name="ce4" style:family="table-cell" style:parent-style-name="Default" style:data-style-name="N37">
      <style:table-cell-properties fo:background-color="#FFFF00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37">
      <style:table-cell-properties fo:background-color="#FFF2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6">
      <style:table-cell-properties fo:background-color="#1593CB"/>
    </style:style>
    <style:style style:name="ce9" style:family="table-cell" style:parent-style-name="Default" style:data-style-name="N36">
      <style:table-cell-properties fo:background-color="#FFFF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6.94266666666667cm"/>
    </style:style>
    <style:style style:name="co2" style:family="table-column">
      <style:table-column-properties fo:break-before="auto" style:column-width="6.30766666666667cm"/>
    </style:style>
    <style:style style:name="co3" style:family="table-column">
      <style:table-column-properties fo:break-before="auto" style:column-width="3.7465cm"/>
    </style:style>
    <style:style style:name="co4" style:family="table-column">
      <style:table-column-properties fo:break-before="auto" style:column-width="4.191cm"/>
    </style:style>
    <style:style style:name="co5" style:family="table-column">
      <style:table-column-properties fo:break-before="auto" style:column-width="4.08516666666667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7.26016666666667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42232.10566666667" table:formula="of:=[.B2]*(1+[.I3])" table:style-name="ce3">
            <text:p>42.232,11 €</text:p>
          </table:table-cell>
          <table:table-cell table:number-columns-repeated="5" table:style-name="ce1"/>
          <table:table-cell office:value-type="string" table:style-name="ce2">
            <text:p>Social Security Taxes</text:p>
          </table:table-cell>
          <table:table-cell office:value-type="percentage" office:value="0.28299999999999997" table:style-name="ce4">
            <text:p>28,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(not including VAT)</text:p>
          </table:table-cell>
          <table:table-cell office:value-type="currency" office:value="34902.566666666673" table:formula="of:=SUM([.F11];[.D20];[.D25];[.B28])" table:style-name="ce3">
            <text:p>34.902,57 €</text:p>
          </table:table-cell>
          <table:table-cell table:number-columns-repeated="5" table:style-name="ce1"/>
          <table:table-cell office:value-type="string" table:style-name="ce2">
            <text:p>Hardware amortization</text:p>
          </table:table-cell>
          <table:table-cell office:value-type="float" office:value="48" table:style-name="ce5">
            <text:p>48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6">
            <text:p>21,0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embers</text:p>
          </table:table-cell>
          <table:table-cell table:number-columns-repeated="5" table:style-name="ce7"/>
          <table:table-cell table:number-columns-repeated="16378" table:style-name="ce1"/>
        </table:table-row>
        <table:table-row table:style-name="ro1">
          <table:table-cell office:value-type="string" table:style-name="ce5">
            <text:p>Name</text:p>
          </table:table-cell>
          <table:table-cell office:value-type="string" table:style-name="ce5">
            <text:p>Role</text:p>
          </table:table-cell>
          <table:table-cell office:value-type="string" table:style-name="ce5">
            <text:p>Salary (1 month)</text:p>
          </table:table-cell>
          <table:table-cell office:value-type="string" table:style-name="ce5">
            <text:p>Salary (5 month)</text:p>
          </table:table-cell>
          <table:table-cell office:value-type="string" table:style-name="ce5">
            <text:p>Social Security Taxes</text:p>
          </table:table-cell>
          <table:table-cell office:value-type="string" table:style-name="ce5">
            <text:p>Tot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Mobile application developer</text:p>
          </table:table-cell>
          <table:table-cell office:value-type="currency" office:value="1000" table:style-name="ce3">
            <text:p>1.000,00 €</text:p>
          </table:table-cell>
          <table:table-cell office:value-type="currency" office:value="5000" table:formula="of:=[.C6]*5" table:style-name="ce3">
            <text:p>5.000,00 €</text:p>
          </table:table-cell>
          <table:table-cell office:value-type="currency" office:value="1414.9999999999998" table:formula="of:=[.D6]*([.I1])" table:style-name="ce3">
            <text:p>1.415,00 €</text:p>
          </table:table-cell>
          <table:table-cell office:value-type="currency" office:value="6415" table:formula="of:=SUM([.D6:.E6])" table:style-name="ce3">
            <text:p>6.415,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900" table:style-name="ce3">
            <text:p>900,00 €</text:p>
          </table:table-cell>
          <table:table-cell office:value-type="currency" office:value="4500" table:formula="of:=[.C7]*5" table:style-name="ce3">
            <text:p>4.500,00 €</text:p>
          </table:table-cell>
          <table:table-cell office:value-type="currency" office:value="1273.4999999999998" table:formula="of:=[.D7]*([.I1])" table:style-name="ce3">
            <text:p>1.273,50 €</text:p>
          </table:table-cell>
          <table:table-cell office:value-type="currency" office:value="5773.5" table:formula="of:=SUM([.D7:.E7])" table:style-name="ce3">
            <text:p>5.773,5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700" table:style-name="ce3">
            <text:p>700,00 €</text:p>
          </table:table-cell>
          <table:table-cell office:value-type="currency" office:value="3500" table:formula="of:=[.C8]*5" table:style-name="ce3">
            <text:p>3.500,00 €</text:p>
          </table:table-cell>
          <table:table-cell office:value-type="currency" office:value="990.49999999999989" table:formula="of:=[.D8]*([.I1])" table:style-name="ce3">
            <text:p>990,50 €</text:p>
          </table:table-cell>
          <table:table-cell office:value-type="currency" office:value="4490.5" table:formula="of:=SUM([.D8:.E8])" table:style-name="ce3">
            <text:p>4.490,5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1200" table:style-name="ce3">
            <text:p>1.200,00 €</text:p>
          </table:table-cell>
          <table:table-cell office:value-type="currency" office:value="6000" table:formula="of:=[.C9]*5" table:style-name="ce3">
            <text:p>6.000,00 €</text:p>
          </table:table-cell>
          <table:table-cell office:value-type="currency" office:value="1697.9999999999998" table:formula="of:=[.D9]*([.I1])" table:style-name="ce3">
            <text:p>1.698,00 €</text:p>
          </table:table-cell>
          <table:table-cell office:value-type="currency" office:value="7698" table:formula="of:=SUM([.D9:.E9])" table:style-name="ce3">
            <text:p>7.698,0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800" table:style-name="ce3">
            <text:p>800,00 €</text:p>
          </table:table-cell>
          <table:table-cell office:value-type="currency" office:value="4000" table:formula="of:=[.C10]*5" table:style-name="ce3">
            <text:p>4.000,00 €</text:p>
          </table:table-cell>
          <table:table-cell office:value-type="currency" office:value="1132" table:formula="of:=[.D10]*([.I1])" table:style-name="ce3">
            <text:p>1.132,00 €</text:p>
          </table:table-cell>
          <table:table-cell office:value-type="currency" office:value="5132" table:formula="of:=SUM([.D10:.E10])" table:style-name="ce3">
            <text:p>5.132,00 €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7"/>
          <table:table-cell table:style-name="ce1"/>
          <table:table-cell office:value-type="string" table:style-name="ce8">
            <text:p>Total:</text:p>
          </table:table-cell>
          <table:table-cell office:value-type="currency" office:value="29509" table:formula="of:=SUM([.F6:.F10])" table:style-name="ce9">
            <text:p>29.509,00 €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ardware</text:p>
          </table:table-cell>
          <table:table-cell table:style-name="ce7"/>
          <table:table-cell table:number-columns-repeated="16382" table:style-name="ce1"/>
        </table:table-row>
        <table:table-row table:style-name="ro1">
          <table:table-cell table:style-name="ce5"/>
          <table:table-cell office:value-type="string" table:style-name="ce5">
            <text:p>Purchase price</text:p>
          </table:table-cell>
          <table:table-cell office:value-type="string" table:style-name="ce5">
            <text:p>Per month</text:p>
          </table:table-cell>
          <table:table-cell office:value-type="string" table:style-name="ce5">
            <text:p>Total (5 month)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3">
            <text:p>800,00 €</text:p>
          </table:table-cell>
          <table:table-cell office:value-type="currency" office:value="16.666666666666668" table:formula="of:=[.B15]/[.I2]" table:style-name="ce3">
            <text:p>16,67 €</text:p>
          </table:table-cell>
          <table:table-cell office:value-type="currency" office:value="83.333333333333343" table:formula="of:=[.C15]*5" table:style-name="ce3">
            <text:p>83,33 €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3">
            <text:p>800,00 €</text:p>
          </table:table-cell>
          <table:table-cell office:value-type="currency" office:value="16.666666666666668" table:formula="of:=[.B16]/[.I2]" table:style-name="ce3">
            <text:p>16,67 €</text:p>
          </table:table-cell>
          <table:table-cell office:value-type="currency" office:value="83.333333333333343" table:formula="of:=[.C16]*5" table:style-name="ce3">
            <text:p>83,33 €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3">
            <text:p>1.300,00 €</text:p>
          </table:table-cell>
          <table:table-cell office:value-type="currency" office:value="27.083333333333332" table:formula="of:=[.B17]/[.I2]" table:style-name="ce3">
            <text:p>27,08 €</text:p>
          </table:table-cell>
          <table:table-cell office:value-type="currency" office:value="135.41666666666666" table:formula="of:=[.C17]*5" table:style-name="ce3">
            <text:p>135,42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3">
            <text:p>900,00 €</text:p>
          </table:table-cell>
          <table:table-cell office:value-type="currency" office:value="18.75" table:formula="of:=[.B18]/[.I2]" table:style-name="ce3">
            <text:p>18,75 €</text:p>
          </table:table-cell>
          <table:table-cell office:value-type="currency" office:value="93.75" table:formula="of:=[.C18]*5" table:style-name="ce3">
            <text:p>93,75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3">
            <text:p>800,00 €</text:p>
          </table:table-cell>
          <table:table-cell office:value-type="currency" office:value="16.666666666666668" table:formula="of:=[.B19]/[.I2]" table:style-name="ce3">
            <text:p>16,67 €</text:p>
          </table:table-cell>
          <table:table-cell office:value-type="currency" office:value="83.333333333333343" table:formula="of:=[.C19]*5" table:style-name="ce3">
            <text:p>83,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2">
            <text:p>Total:</text:p>
          </table:table-cell>
          <table:table-cell office:value-type="currency" office:value="479.16666666666674" table:formula="of:=SUM([.D15:.D19])" table:style-name="ce9">
            <text:p>479,1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thers</text:p>
          </table:table-cell>
          <table:table-cell office:value-type="string" table:style-name="ce2">
            <text:p>Per month (not including VAT)</text:p>
          </table:table-cell>
          <table:table-cell office:value-type="string" table:style-name="ce2">
            <text:p>5 months</text:p>
          </table:table-cell>
          <table:table-cell office:value-type="string" table:style-name="ce2">
            <text:p>Total (not including VAT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orkplace (offices, internet, electricity…)</text:p>
          </table:table-cell>
          <table:table-cell office:value-type="currency" office:value="800" table:style-name="ce3">
            <text:p>800,00 €</text:p>
          </table:table-cell>
          <table:table-cell office:value-type="currency" office:value="4000" table:formula="of:=[.B23]*5" table:style-name="ce3">
            <text:p>4.000,00 €</text:p>
          </table:table-cell>
          <table:table-cell office:value-type="currency" office:value="4840" table:formula="of:=[.C23]*(1+[.I3])" table:style-name="ce3">
            <text:p>4.840,00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isk</text:p>
          </table:table-cell>
          <table:table-cell office:value-type="currency" office:value="0" table:style-name="ce3">
            <text:p>0,00 €</text:p>
          </table:table-cell>
          <table:table-cell office:value-type="currency" office:value="0" table:formula="of:=[.B24]*5" table:style-name="ce3">
            <text:p>0,00 €</text:p>
          </table:table-cell>
          <table:table-cell office:value-type="currency" office:value="0" table:formula="of:=[.C24]*(1+[.I3])" table:style-name="ce3">
            <text:p>0,00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2">
            <text:p>Total:</text:p>
          </table:table-cell>
          <table:table-cell office:value-type="currency" office:value="4840" table:formula="of:=SUM([.D23:.D24])" table:style-name="ce9">
            <text:p>4.840,00 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roku deployment for one year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5">
            <text:p>Per month</text:p>
          </table:table-cell>
          <table:table-cell office:value-type="string" table:style-name="ce5">
            <text:p>One year</text:p>
          </table:table-cell>
          <table:table-cell table:number-columns-repeated="16382" table:style-name="ce1"/>
        </table:table-row>
        <table:table-row table:style-name="ro1">
          <table:table-cell office:value-type="currency" office:value="6.2" table:style-name="ce3">
            <text:p>6,20 €</text:p>
          </table:table-cell>
          <table:table-cell office:value-type="currency" office:value="74.400000000000006" table:formula="of:=[.A28]*12" table:style-name="ce9">
            <text:p>74,40 €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number:percentage-style style:name="N37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Pablo</dc:creator>
    <meta:creation-date>2018-09-15T17:03:04Z</meta:creation-date>
    <dc:date>2019-02-17T16:50:20Z</dc:date>
    <meta:editing-cycles>13</meta:editing-cycles>
    <meta:editing-duration>PT3593S</meta:editing-duration>
  </office:meta>
</office:document-meta>
</file>